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pl" fo:country="PL"/>
    </style:style>
    <style:style style:name="P2" style:parent-style-name="Standard" style:family="paragraph">
      <style:text-properties fo:language="pl" fo:country="PL"/>
    </style:style>
    <style:style style:name="P3" style:parent-style-name="Standard" style:family="paragraph">
      <style:text-properties fo:language="pl" fo:country="PL"/>
    </style:style>
    <style:style style:name="P4" style:parent-style-name="Standard" style:family="paragraph">
      <style:text-properties fo:language="pl" fo:country="PL"/>
    </style:style>
    <style:style style:name="P5" style:parent-style-name="Standard" style:family="paragraph">
      <style:text-properties fo:language="pl" fo:country="PL"/>
    </style:style>
    <style:style style:name="P6" style:parent-style-name="Standard" style:family="paragraph">
      <style:text-properties fo:language="pl" fo:country="PL"/>
    </style:style>
    <style:style style:name="P7" style:parent-style-name="Standard" style:family="paragraph">
      <style:text-properties fo:language="pl" fo:country="PL"/>
    </style:style>
    <style:style style:name="P8" style:parent-style-name="Standard" style:family="paragraph">
      <style:text-properties fo:language="pl" fo:country="PL"/>
    </style:style>
    <style:style style:name="P9" style:parent-style-name="Standard" style:family="paragraph">
      <style:text-properties fo:language="pl" fo:country="PL"/>
    </style:style>
    <style:style style:name="P10" style:parent-style-name="Standard" style:family="paragraph">
      <style:text-properties fo:language="pl" fo:country="PL"/>
    </style:style>
    <style:style style:name="P11" style:parent-style-name="Standard" style:family="paragraph">
      <style:text-properties fo:language="pl" fo:country="PL"/>
    </style:style>
    <style:style style:name="P12" style:parent-style-name="Standard" style:family="paragraph">
      <style:text-properties fo:language="pl" fo:country="PL"/>
    </style:style>
    <style:style style:name="P13" style:parent-style-name="Standard" style:family="paragraph">
      <style:text-properties fo:language="pl" fo:country="PL"/>
    </style:style>
    <style:style style:name="P14" style:parent-style-name="Standard" style:family="paragraph">
      <style:text-properties fo:language="pl" fo:country="PL"/>
    </style:style>
    <style:style style:name="P15" style:parent-style-name="Podtytuł" style:family="paragraph">
      <style:text-properties fo:font-size="14pt" style:font-size-asian="14pt" style:font-size-complex="14pt" fo:language="pl" fo:country="PL"/>
    </style:style>
    <style:style style:name="P16" style:parent-style-name="Standard" style:family="paragraph">
      <style:text-properties fo:language="pl" fo:country="PL"/>
    </style:style>
    <style:style style:name="T17" style:parent-style-name="Domyślnaczcionkaakapitu" style:family="text">
      <style:text-properties fo:language="pl" fo:country="PL"/>
    </style:style>
    <style:style style:name="T18" style:parent-style-name="Wyróżnieniedelikatne" style:family="text">
      <style:text-properties fo:language="pl" fo:country="PL"/>
    </style:style>
    <style:style style:name="T19" style:parent-style-name="Wyróżnieniedelikatne" style:family="text">
      <style:text-properties fo:language="pl" fo:country="PL"/>
    </style:style>
    <style:style style:name="T20" style:parent-style-name="Wyróżnieniedelikatne" style:family="text">
      <style:text-properties fo:language="pl" fo:country="PL"/>
    </style:style>
    <style:style style:name="T21" style:parent-style-name="Wyróżnieniedelikatne" style:family="text">
      <style:text-properties fo:language="pl" fo:country="PL"/>
    </style:style>
    <style:style style:name="P22" style:parent-style-name="Standard" style:family="paragraph">
      <style:text-properties fo:language="pl" fo:country="PL"/>
    </style:style>
    <style:style style:name="T23" style:parent-style-name="Domyślnaczcionkaakapitu" style:family="text">
      <style:text-properties fo:language="pl" fo:country="PL"/>
    </style:style>
    <style:style style:name="T24" style:parent-style-name="Wyróżnieniedelikatne" style:family="text">
      <style:text-properties fo:language="pl" fo:country="PL"/>
    </style:style>
    <style:style style:name="T25" style:parent-style-name="Wyróżnieniedelikatne" style:family="text">
      <style:text-properties fo:language="pl" fo:country="PL"/>
    </style:style>
    <style:style style:name="T26" style:parent-style-name="Wyróżnieniedelikatne" style:family="text">
      <style:text-properties fo:language="pl" fo:country="PL"/>
    </style:style>
    <style:style style:name="T27" style:parent-style-name="Wyróżnieniedelikatne" style:family="text">
      <style:text-properties fo:language="pl" fo:country="PL"/>
    </style:style>
    <style:style style:name="T28" style:parent-style-name="Wyróżnieniedelikatne" style:family="text">
      <style:text-properties fo:language="pl" fo:country="PL"/>
    </style:style>
    <style:style style:name="T29" style:parent-style-name="Wyróżnieniedelikatne" style:family="text">
      <style:text-properties fo:language="pl" fo:country="PL"/>
    </style:style>
    <style:style style:name="P30" style:parent-style-name="Standard" style:family="paragraph">
      <style:text-properties fo:language="pl" fo:country="PL"/>
    </style:style>
    <style:style style:name="T31" style:parent-style-name="Domyślnaczcionkaakapitu" style:family="text">
      <style:text-properties fo:language="pl" fo:country="PL"/>
    </style:style>
    <style:style style:name="T32" style:parent-style-name="Wyróżnieniedelikatne" style:family="text">
      <style:text-properties fo:language="pl" fo:country="PL"/>
    </style:style>
    <style:style style:name="P33" style:parent-style-name="Standard" style:family="paragraph">
      <style:text-properties fo:language="pl" fo:country="PL"/>
    </style:style>
    <style:style style:name="T34" style:parent-style-name="Domyślnaczcionkaakapitu" style:family="text">
      <style:text-properties fo:language="pl" fo:country="PL"/>
    </style:style>
    <style:style style:name="T35" style:parent-style-name="Wyróżnieniedelikatne" style:family="text">
      <style:text-properties fo:language="pl" fo:country="PL"/>
    </style:style>
    <style:style style:name="T36" style:parent-style-name="Wyróżnieniedelikatne" style:family="text">
      <style:text-properties fo:language="pl" fo:country="PL"/>
    </style:style>
    <style:style style:name="P37" style:parent-style-name="Standard" style:family="paragraph">
      <style:text-properties fo:language="pl" fo:country="PL"/>
    </style:style>
    <style:style style:name="T38" style:parent-style-name="Domyślnaczcionkaakapitu" style:family="text">
      <style:text-properties fo:language="pl" fo:country="PL"/>
    </style:style>
    <style:style style:name="T39" style:parent-style-name="Wyróżnieniedelikatne" style:family="text">
      <style:text-properties fo:language="pl" fo:country="PL"/>
    </style:style>
    <style:style style:name="P40" style:parent-style-name="Standard" style:family="paragraph">
      <style:text-properties fo:language="pl" fo:country="PL"/>
    </style:style>
    <style:style style:name="T41" style:parent-style-name="Domyślnaczcionkaakapitu" style:family="text">
      <style:text-properties fo:language="pl" fo:country="PL"/>
    </style:style>
    <style:style style:name="T42" style:parent-style-name="Wyróżnieniedelikatne" style:family="text">
      <style:text-properties fo:language="pl" fo:country="PL"/>
    </style:style>
    <style:style style:name="P43" style:parent-style-name="Standard" style:family="paragraph">
      <style:text-properties fo:language="pl" fo:country="PL"/>
    </style:style>
    <style:style style:name="T44" style:parent-style-name="Domyślnaczcionkaakapitu" style:family="text">
      <style:text-properties fo:language="pl" fo:country="PL"/>
    </style:style>
    <style:style style:name="T45" style:parent-style-name="Wyróżnieniedelikatne" style:family="text">
      <style:text-properties fo:language="pl" fo:country="PL"/>
    </style:style>
    <style:style style:name="P46" style:parent-style-name="Standard" style:family="paragraph">
      <style:text-properties fo:language="pl" fo:country="PL"/>
    </style:style>
    <style:style style:name="T47" style:parent-style-name="Domyślnaczcionkaakapitu" style:family="text">
      <style:text-properties fo:language="pl" fo:country="PL"/>
    </style:style>
    <style:style style:name="T48" style:parent-style-name="Domyślnaczcionkaakapitu" style:family="text">
      <style:text-properties fo:language="pl" fo:country="PL"/>
    </style:style>
    <style:style style:name="T49" style:parent-style-name="Wyróżnieniedelikatne" style:family="text">
      <style:text-properties fo:language="pl" fo:country="PL"/>
    </style:style>
    <style:style style:name="P50" style:parent-style-name="Standard" style:family="paragraph">
      <style:text-properties fo:language="pl" fo:country="PL"/>
    </style:style>
    <style:style style:name="T51" style:parent-style-name="Wyróżnieniedelikatne" style:family="text">
      <style:text-properties fo:font-style="normal" style:font-style-asian="normal" style:font-style-complex="normal" fo:color="#000000" fo:language="pl" fo:country="PL"/>
    </style:style>
    <style:style style:name="P52" style:parent-style-name="Standard" style:family="paragraph">
      <style:text-properties fo:language="pl" fo:country="PL"/>
    </style:style>
  </office:automatic-styles>
  <office:body>
    <office:text text:use-soft-page-breaks="true">
      <text:p text:style-name="P1">Kompilacja:</text:p>
      <text:p text:style-name="P2"/>
      <text:p text:style-name="P3">gcc *.c -g -xc -std=c11 -Wall -Wextra -Werror -Wno-unused-parameter -Wno-unused-function -lm `pkg-config --cflags gtk+-3.0` `pkg-config --libs gtk+-3.0` -o main</text:p>
      <text:p text:style-name="P4"/>
      <text:p text:style-name="P5">Uruchomienie:</text:p>
      <text:p text:style-name="P6">./main A<text:s/>&amp; ./main B</text:p>
      <text:p text:style-name="P7"/>
      <text:p text:style-name="P8">Opis:</text:p>
      <text:p text:style-name="P9">Po<text:s/>uruchomieniu obu instancji programu wyświetla się menu z przyciskam rozpoczęcia nowej gry i wczytania gry. W przypadku wczytania użytkownik wybiera odpowiedni plik, program go wczytuje, a następnie wysyła dane o grze do drugiej instancji programu i rozpoczynamy grę, analogicznie w przypadku wybrania nowej gry.</text:p>
      <text:p text:style-name="P10">Osoba na ruchu może postawić kropkę w dowolne wolne pole, nie będące wewnątrz bazy, co zakończy jej turę. Ewentualnie przed wykonaniem ruchu może kliknać przycisk w lewym dolnym rogu, aby po postawieniu kropki nie zakańczać tury i móc stworzyć bazy jeszcze w obecnej turze.</text:p>
      <text:p text:style-name="P11">Tworzy się bazy poprzez zaznaczanie kolejnych kropek które mają ją tworzyć, jeżeli się pomyliliśmy możemy usunąć ciąg zaznaczeń od wybranej kropki po prostu na nią klikając (kropki do odznaczenia podświetlaja się wtedy na różowo).</text:p>
      <text:p text:style-name="P12">Można zapisać grę klikając na ikonę zapisu w lewym górnym rogu planszy.</text:p>
      <text:p text:style-name="P13">Można się poddać i zacząć nową grę klikając przycisk poddaj się.</text:p>
      <text:p text:style-name="P14"/>
      <text:p text:style-name="P15">Moduły:</text:p>
      <text:p text:style-name="P16"/>
      <text:p text:style-name="Standard"><text:span text:style-name="T17">Serializer –<text:s/></text:span><text:span text:style-name="T18">zawiera przydatne funkcje do serializowania<text:s/></text:span><text:span text:style-name="T19">i</text:span><text:span text:style-name="T20"><text:s/></text:span><text:span text:style-name="T21">deserializowania danych</text:span></text:p>
      <text:p text:style-name="P22"/>
      <text:p text:style-name="Standard"><text:span text:style-name="T23">Communication –<text:s/></text:span><text:span text:style-name="T24">odpowiada za komunikację z drugą instancją programu. Zawiera<text:s/></text:span><text:span text:style-name="T25">funkcje</text:span><text:span text:style-name="T26"><text:s/>wysyłące<text:s/></text:span><text:span text:style-name="T27">i</text:span><text:span text:style-name="T28"><text:s/>odbierające p</text:span><text:span text:style-name="T29">akiety</text:span></text:p>
      <text:p text:style-name="P30"/>
      <text:p text:style-name="Standard"><text:span text:style-name="T31">GameLogic –<text:s/></text:span><text:span text:style-name="T32">odpowiada za logikę gry. Trzyma i przetwarza stan gry, sprawdza czy ruchy są legalne, wysyła event gdy zmieniła się liczba punktów lub zakończyła się gra.</text:span></text:p>
      <text:p text:style-name="P33"/>
      <text:p text:style-name="Standard"><text:span text:style-name="T34">GameWidget –<text:s/></text:span><text:span text:style-name="T35">odpowiada za wygląd gry i interakcje z uży</text:span><text:span text:style-name="T36">tkownikiem. Trzyma w sobie obiekt typu GameLogic. Tworzy custom kontrolkę z użyciem biblioteki cairo.</text:span></text:p>
      <text:p text:style-name="P37"/>
      <text:p text:style-name="Standard"><text:span text:style-name="T38">Vector, Queue –<text:s/></text:span><text:span text:style-name="T39">implementacje kolejki i dynamicznej tablicy</text:span></text:p>
      <text:p text:style-name="P40"/>
      <text:p text:style-name="Standard"><text:span text:style-name="T41">MenuWindow –<text:s/></text:span><text:span text:style-name="T42">moduł obsługujący okno menu</text:span></text:p>
      <text:p text:style-name="P43"/>
      <text:p text:style-name="Standard"><text:span text:style-name="T44">GameWindow –<text:s/></text:span><text:span text:style-name="T45">moduł obsługujący okno gry</text:span></text:p>
      <text:p text:style-name="P46"/>
      <text:p text:style-name="Standard"><text:span text:style-name="T47">MathHelp</text:span><text:span text:style-name="T48">er, GtkHelper –<text:s/></text:span><text:span text:style-name="T49">zawiera pomocnicze funkcje i struktury</text:span></text:p>
      <text:p text:style-name="P50"/>
      <text:p text:style-name="Standard"><text:span text:style-name="T51">Większość modułów zawiera komentarze (w pliku nagłówkowym lub .c) nazwy funkcji są dosyć intuicyjne, więc powinno być wiadomo o co chodzi.</text:span></text:p>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odtytuł" style:display-name="Podtytuł" style:family="paragraph" style:parent-style-name="Standard" style:next-style-name="Standard">
      <style:text-properties fo:color="#5A5A5A" fo:letter-spacing="0.0104in" fo:hyphenate="false"/>
    </style:style>
    <style:style style:name="Wyróżnieniedelikatne" style:display-name="Wyróżnienie delikatne" style:family="text" style:parent-style-name="Domyślnaczcionkaakapitu">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eusz kisiel</dc:creator>
    <meta:creation-date>2021-01-25T09:21:00Z</meta:creation-date>
    <dc:date>2021-01-29T00:10:00Z</dc:date>
    <meta:template xlink:href="Normal.dotm" xlink:type="simple"/>
    <meta:editing-cycles>8</meta:editing-cycles>
    <meta:editing-duration>PT1980S</meta:editing-duration>
    <meta:document-statistic meta:page-count="1" meta:paragraph-count="4" meta:word-count="294" meta:character-count="2054" meta:row-count="14" meta:non-whitespace-character-count="1764"/>
  </office:meta>
</office:document-meta>
</file>